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26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52:56 2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9.99006" calcext:value-type="float">
            <text:p>799,9900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2"/>
          <table:table-cell table:formula="of:=AVERAGE([.C2:.C2010])" office:value-type="float" office:value="1368.44639376218" calcext:value-type="float">
            <text:p>1368,4463937622</text:p>
          </table:table-cell>
          <table:table-cell table:formula="of:=AVERAGE([.D2:.D2010])" office:value-type="float" office:value="2815.21832358674" calcext:value-type="float">
            <text:p>2815,21832358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9.98654" calcext:value-type="float">
            <text:p>899,98654</text:p>
          </table:table-cell>
          <table:table-cell office:value-type="float" office:value="1365" calcext:value-type="float">
            <text:p>1365</text:p>
          </table:table-cell>
          <table:table-cell office:value-type="float" office:value="2812" calcext:value-type="float">
            <text:p>2812</text:p>
          </table:table-cell>
          <table:table-cell table:number-columns-repeated="2"/>
          <table:table-cell table:formula="of:=COM.MICROSOFT.STDEV.P([.C2:.C2010])" office:value-type="float" office:value="11.8661127267762" calcext:value-type="float">
            <text:p>11,8661127268</text:p>
          </table:table-cell>
          <table:table-cell table:formula="of:=COM.MICROSOFT.STDEV.P([.D2:.D2010])" office:value-type="float" office:value="14.4521491658931" calcext:value-type="float">
            <text:p>14,45214916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.99216" calcext:value-type="float">
            <text:p>999,99216</text:p>
          </table:table-cell>
          <table:table-cell office:value-type="float" office:value="1365" calcext:value-type="float">
            <text:p>1365</text:p>
          </table:table-cell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99.98772" calcext:value-type="float">
            <text:p>1099,98772</text:p>
          </table:table-cell>
          <table:table-cell office:value-type="float" office:value="1366" calcext:value-type="float">
            <text:p>1366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99.99032" calcext:value-type="float">
            <text:p>1199,99032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9.98078" calcext:value-type="float">
            <text:p>1299,98078</text:p>
          </table:table-cell>
          <table:table-cell office:value-type="float" office:value="1366" calcext:value-type="float">
            <text:p>1366</text:p>
          </table:table-cell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99.98364" calcext:value-type="float">
            <text:p>1399,98364</text:p>
          </table:table-cell>
          <table:table-cell office:value-type="float" office:value="1364" calcext:value-type="float">
            <text:p>1364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99.98034" calcext:value-type="float">
            <text:p>1499,98034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99.98648" calcext:value-type="float">
            <text:p>1599,9864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99.9828" calcext:value-type="float">
            <text:p>1699,9828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9.98716" calcext:value-type="float">
            <text:p>1799,98716</text:p>
          </table:table-cell>
          <table:table-cell office:value-type="float" office:value="1366" calcext:value-type="float">
            <text:p>1366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99.98744" calcext:value-type="float">
            <text:p>1899,98744</text:p>
          </table:table-cell>
          <table:table-cell office:value-type="float" office:value="1382" calcext:value-type="float">
            <text:p>1382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9.98456" calcext:value-type="float">
            <text:p>1999,98456</text:p>
          </table:table-cell>
          <table:table-cell office:value-type="float" office:value="1364" calcext:value-type="float">
            <text:p>1364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1238" calcext:value-type="float">
            <text:p>2100,01238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99.99354" calcext:value-type="float">
            <text:p>2199,99354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99.9758" calcext:value-type="float">
            <text:p>2299,9758</text:p>
          </table:table-cell>
          <table:table-cell office:value-type="float" office:value="1348" calcext:value-type="float">
            <text:p>1348</text:p>
          </table:table-cell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1066" calcext:value-type="float">
            <text:p>2400,0106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9.9817" calcext:value-type="float">
            <text:p>2499,9817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99.99886" calcext:value-type="float">
            <text:p>2599,99886</text:p>
          </table:table-cell>
          <table:table-cell office:value-type="float" office:value="1395" calcext:value-type="float">
            <text:p>139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9.98342" calcext:value-type="float">
            <text:p>2699,98342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99.99102" calcext:value-type="float">
            <text:p>2799,99102</text:p>
          </table:table-cell>
          <table:table-cell office:value-type="float" office:value="1366" calcext:value-type="float">
            <text:p>1366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99.99806" calcext:value-type="float">
            <text:p>2899,99806</text:p>
          </table:table-cell>
          <table:table-cell office:value-type="float" office:value="1378" calcext:value-type="float">
            <text:p>1378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99.9922" calcext:value-type="float">
            <text:p>2999,9922</text:p>
          </table:table-cell>
          <table:table-cell office:value-type="float" office:value="1368" calcext:value-type="float">
            <text:p>1368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0162" calcext:value-type="float">
            <text:p>3100,0016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062" calcext:value-type="float">
            <text:p>3200,0062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095" calcext:value-type="float">
            <text:p>3300,0095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99.9867" calcext:value-type="float">
            <text:p>3399,9867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99.9893" calcext:value-type="float">
            <text:p>3499,9893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8586" calcext:value-type="float">
            <text:p>3600,08586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99.9961" calcext:value-type="float">
            <text:p>3699,9961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99.9859" calcext:value-type="float">
            <text:p>3799,9859</text:p>
          </table:table-cell>
          <table:table-cell office:value-type="float" office:value="1378" calcext:value-type="float">
            <text:p>137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99.98406" calcext:value-type="float">
            <text:p>3899,98406</text:p>
          </table:table-cell>
          <table:table-cell office:value-type="float" office:value="1378" calcext:value-type="float">
            <text:p>137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99.9908" calcext:value-type="float">
            <text:p>3999,9908</text:p>
          </table:table-cell>
          <table:table-cell office:value-type="float" office:value="1361" calcext:value-type="float">
            <text:p>1361</text:p>
          </table:table-cell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99.97862" calcext:value-type="float">
            <text:p>4099,97862</text:p>
          </table:table-cell>
          <table:table-cell office:value-type="float" office:value="1365" calcext:value-type="float">
            <text:p>1365</text:p>
          </table:table-cell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9.97756" calcext:value-type="float">
            <text:p>4199,9775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299.99528" calcext:value-type="float">
            <text:p>4299,99528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99.99414" calcext:value-type="float">
            <text:p>4399,99414</text:p>
          </table:table-cell>
          <table:table-cell office:value-type="float" office:value="1358" calcext:value-type="float">
            <text:p>1358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499.98144" calcext:value-type="float">
            <text:p>4499,98144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99.98686" calcext:value-type="float">
            <text:p>4599,98686</text:p>
          </table:table-cell>
          <table:table-cell office:value-type="float" office:value="1395" calcext:value-type="float">
            <text:p>139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086" calcext:value-type="float">
            <text:p>4700,0086</text:p>
          </table:table-cell>
          <table:table-cell office:value-type="float" office:value="1365" calcext:value-type="float">
            <text:p>1365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799.98232" calcext:value-type="float">
            <text:p>4799,9823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99.9917" calcext:value-type="float">
            <text:p>4899,9917</text:p>
          </table:table-cell>
          <table:table-cell office:value-type="float" office:value="1368" calcext:value-type="float">
            <text:p>1368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99.9918" calcext:value-type="float">
            <text:p>4999,9918</text:p>
          </table:table-cell>
          <table:table-cell office:value-type="float" office:value="1369" calcext:value-type="float">
            <text:p>1369</text:p>
          </table:table-cell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99.9804" calcext:value-type="float">
            <text:p>5099,9804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72" calcext:value-type="float">
            <text:p>5200,072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8088" calcext:value-type="float">
            <text:p>5299,98088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399.98452" calcext:value-type="float">
            <text:p>5399,98452</text:p>
          </table:table-cell>
          <table:table-cell office:value-type="float" office:value="1365" calcext:value-type="float">
            <text:p>136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99.98958" calcext:value-type="float">
            <text:p>5499,98958</text:p>
          </table:table-cell>
          <table:table-cell office:value-type="float" office:value="1382" calcext:value-type="float">
            <text:p>138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599.98118" calcext:value-type="float">
            <text:p>5599,98118</text:p>
          </table:table-cell>
          <table:table-cell office:value-type="float" office:value="1362" calcext:value-type="float">
            <text:p>1362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99.98254" calcext:value-type="float">
            <text:p>5699,98254</text:p>
          </table:table-cell>
          <table:table-cell office:value-type="float" office:value="1365" calcext:value-type="float">
            <text:p>1365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3844" calcext:value-type="float">
            <text:p>5800,03844</text:p>
          </table:table-cell>
          <table:table-cell office:value-type="float" office:value="1369" calcext:value-type="float">
            <text:p>136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899.99512" calcext:value-type="float">
            <text:p>5899,99512</text:p>
          </table:table-cell>
          <table:table-cell office:value-type="float" office:value="1381" calcext:value-type="float">
            <text:p>1381</text:p>
          </table:table-cell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99.9853" calcext:value-type="float">
            <text:p>5999,9853</text:p>
          </table:table-cell>
          <table:table-cell office:value-type="float" office:value="1379" calcext:value-type="float">
            <text:p>1379</text:p>
          </table:table-cell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99.98228" calcext:value-type="float">
            <text:p>6099,98228</text:p>
          </table:table-cell>
          <table:table-cell office:value-type="float" office:value="1366" calcext:value-type="float">
            <text:p>1366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27" calcext:value-type="float">
            <text:p>6200,027</text:p>
          </table:table-cell>
          <table:table-cell office:value-type="float" office:value="1366" calcext:value-type="float">
            <text:p>1366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99.99014" calcext:value-type="float">
            <text:p>6299,99014</text:p>
          </table:table-cell>
          <table:table-cell office:value-type="float" office:value="1366" calcext:value-type="float">
            <text:p>1366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1498" calcext:value-type="float">
            <text:p>6400,01498</text:p>
          </table:table-cell>
          <table:table-cell office:value-type="float" office:value="1379" calcext:value-type="float">
            <text:p>1379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99.99442" calcext:value-type="float">
            <text:p>6499,99442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599.98596" calcext:value-type="float">
            <text:p>6599,98596</text:p>
          </table:table-cell>
          <table:table-cell office:value-type="float" office:value="1379" calcext:value-type="float">
            <text:p>1379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4538" calcext:value-type="float">
            <text:p>6700,04538</text:p>
          </table:table-cell>
          <table:table-cell office:value-type="float" office:value="1382" calcext:value-type="float">
            <text:p>138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799.99836" calcext:value-type="float">
            <text:p>6799,9983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0692" calcext:value-type="float">
            <text:p>6900,00692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242" calcext:value-type="float">
            <text:p>7000,0242</text:p>
          </table:table-cell>
          <table:table-cell office:value-type="float" office:value="1364" calcext:value-type="float">
            <text:p>1364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454" calcext:value-type="float">
            <text:p>7100,00454</text:p>
          </table:table-cell>
          <table:table-cell office:value-type="float" office:value="1386" calcext:value-type="float">
            <text:p>1386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199.9963" calcext:value-type="float">
            <text:p>7199,9963</text:p>
          </table:table-cell>
          <table:table-cell office:value-type="float" office:value="1379" calcext:value-type="float">
            <text:p>1379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045" calcext:value-type="float">
            <text:p>7300,0045</text:p>
          </table:table-cell>
          <table:table-cell office:value-type="float" office:value="1379" calcext:value-type="float">
            <text:p>1379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399.98596" calcext:value-type="float">
            <text:p>7399,98596</text:p>
          </table:table-cell>
          <table:table-cell office:value-type="float" office:value="1385" calcext:value-type="float">
            <text:p>1385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499.98146" calcext:value-type="float">
            <text:p>7499,98146</text:p>
          </table:table-cell>
          <table:table-cell office:value-type="float" office:value="1368" calcext:value-type="float">
            <text:p>136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599.98948" calcext:value-type="float">
            <text:p>7599,98948</text:p>
          </table:table-cell>
          <table:table-cell office:value-type="float" office:value="1352" calcext:value-type="float">
            <text:p>1352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699.9795" calcext:value-type="float">
            <text:p>7699,9795</text:p>
          </table:table-cell>
          <table:table-cell office:value-type="float" office:value="1369" calcext:value-type="float">
            <text:p>1369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1866" calcext:value-type="float">
            <text:p>7800,01866</text:p>
          </table:table-cell>
          <table:table-cell office:value-type="float" office:value="1398" calcext:value-type="float">
            <text:p>1398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899.97494" calcext:value-type="float">
            <text:p>7899,97494</text:p>
          </table:table-cell>
          <table:table-cell office:value-type="float" office:value="1365" calcext:value-type="float">
            <text:p>1365</text:p>
          </table:table-cell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999.9996" calcext:value-type="float">
            <text:p>7999,9996</text:p>
          </table:table-cell>
          <table:table-cell office:value-type="float" office:value="1378" calcext:value-type="float">
            <text:p>1378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99.98952" calcext:value-type="float">
            <text:p>8099,98952</text:p>
          </table:table-cell>
          <table:table-cell office:value-type="float" office:value="1348" calcext:value-type="float">
            <text:p>1348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199.98848" calcext:value-type="float">
            <text:p>8199,98848</text:p>
          </table:table-cell>
          <table:table-cell office:value-type="float" office:value="1369" calcext:value-type="float">
            <text:p>136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0652" calcext:value-type="float">
            <text:p>8300,00652</text:p>
          </table:table-cell>
          <table:table-cell office:value-type="float" office:value="1367" calcext:value-type="float">
            <text:p>1367</text:p>
          </table:table-cell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3712" calcext:value-type="float">
            <text:p>8400,03712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99.98964" calcext:value-type="float">
            <text:p>8499,98964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599.99402" calcext:value-type="float">
            <text:p>8599,99402</text:p>
          </table:table-cell>
          <table:table-cell office:value-type="float" office:value="1385" calcext:value-type="float">
            <text:p>138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99.98504" calcext:value-type="float">
            <text:p>8699,98504</text:p>
          </table:table-cell>
          <table:table-cell office:value-type="float" office:value="1383" calcext:value-type="float">
            <text:p>1383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799.98092" calcext:value-type="float">
            <text:p>8799,98092</text:p>
          </table:table-cell>
          <table:table-cell office:value-type="float" office:value="1365" calcext:value-type="float">
            <text:p>1365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99.98966" calcext:value-type="float">
            <text:p>8899,98966</text:p>
          </table:table-cell>
          <table:table-cell office:value-type="float" office:value="1365" calcext:value-type="float">
            <text:p>136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686" calcext:value-type="float">
            <text:p>9000,00686</text:p>
          </table:table-cell>
          <table:table-cell office:value-type="float" office:value="1382" calcext:value-type="float">
            <text:p>138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099.99048" calcext:value-type="float">
            <text:p>9099,99048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5746" calcext:value-type="float">
            <text:p>9200,05746</text:p>
          </table:table-cell>
          <table:table-cell office:value-type="float" office:value="1396" calcext:value-type="float">
            <text:p>139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99.9791" calcext:value-type="float">
            <text:p>9299,9791</text:p>
          </table:table-cell>
          <table:table-cell office:value-type="float" office:value="1386" calcext:value-type="float">
            <text:p>138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399.98856" calcext:value-type="float">
            <text:p>9399,98856</text:p>
          </table:table-cell>
          <table:table-cell office:value-type="float" office:value="1366" calcext:value-type="float">
            <text:p>1366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4546" calcext:value-type="float">
            <text:p>9500,04546</text:p>
          </table:table-cell>
          <table:table-cell office:value-type="float" office:value="1365" calcext:value-type="float">
            <text:p>1365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99.9952" calcext:value-type="float">
            <text:p>9599,9952</text:p>
          </table:table-cell>
          <table:table-cell office:value-type="float" office:value="1366" calcext:value-type="float">
            <text:p>1366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699.99042" calcext:value-type="float">
            <text:p>9699,99042</text:p>
          </table:table-cell>
          <table:table-cell office:value-type="float" office:value="1379" calcext:value-type="float">
            <text:p>137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99.98818" calcext:value-type="float">
            <text:p>9799,98818</text:p>
          </table:table-cell>
          <table:table-cell office:value-type="float" office:value="1380" calcext:value-type="float">
            <text:p>1380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4554" calcext:value-type="float">
            <text:p>9900,04554</text:p>
          </table:table-cell>
          <table:table-cell office:value-type="float" office:value="1399" calcext:value-type="float">
            <text:p>1399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99.9898" calcext:value-type="float">
            <text:p>9999,9898</text:p>
          </table:table-cell>
          <table:table-cell office:value-type="float" office:value="1385" calcext:value-type="float">
            <text:p>138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0972" calcext:value-type="float">
            <text:p>10100,00972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2548" calcext:value-type="float">
            <text:p>10200,02548</text:p>
          </table:table-cell>
          <table:table-cell office:value-type="float" office:value="1367" calcext:value-type="float">
            <text:p>136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99.98496" calcext:value-type="float">
            <text:p>10299,98496</text:p>
          </table:table-cell>
          <table:table-cell office:value-type="float" office:value="1382" calcext:value-type="float">
            <text:p>138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0396" calcext:value-type="float">
            <text:p>10400,00396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499.9868" calcext:value-type="float">
            <text:p>10499,9868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99.97724" calcext:value-type="float">
            <text:p>10599,97724</text:p>
          </table:table-cell>
          <table:table-cell office:value-type="float" office:value="1395" calcext:value-type="float">
            <text:p>139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4958" calcext:value-type="float">
            <text:p>10700,04958</text:p>
          </table:table-cell>
          <table:table-cell office:value-type="float" office:value="1366" calcext:value-type="float">
            <text:p>136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0242" calcext:value-type="float">
            <text:p>10800,00242</text:p>
          </table:table-cell>
          <table:table-cell office:value-type="float" office:value="1352" calcext:value-type="float">
            <text:p>135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99.98466" calcext:value-type="float">
            <text:p>10899,98466</text:p>
          </table:table-cell>
          <table:table-cell office:value-type="float" office:value="1367" calcext:value-type="float">
            <text:p>136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99.98496" calcext:value-type="float">
            <text:p>10999,98496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99.9877" calcext:value-type="float">
            <text:p>11099,9877</text:p>
          </table:table-cell>
          <table:table-cell office:value-type="float" office:value="1358" calcext:value-type="float">
            <text:p>135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0996" calcext:value-type="float">
            <text:p>11200,00996</text:p>
          </table:table-cell>
          <table:table-cell office:value-type="float" office:value="1370" calcext:value-type="float">
            <text:p>1370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299.9893" calcext:value-type="float">
            <text:p>11299,9893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399.98018" calcext:value-type="float">
            <text:p>11399,98018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7238" calcext:value-type="float">
            <text:p>11500,07238</text:p>
          </table:table-cell>
          <table:table-cell office:value-type="float" office:value="1382" calcext:value-type="float">
            <text:p>138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599.9901" calcext:value-type="float">
            <text:p>11599,9901</text:p>
          </table:table-cell>
          <table:table-cell office:value-type="float" office:value="1397" calcext:value-type="float">
            <text:p>139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699.98068" calcext:value-type="float">
            <text:p>11699,98068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799.9804" calcext:value-type="float">
            <text:p>11799,9804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899.98088" calcext:value-type="float">
            <text:p>11899,98088</text:p>
          </table:table-cell>
          <table:table-cell office:value-type="float" office:value="1386" calcext:value-type="float">
            <text:p>138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0616" calcext:value-type="float">
            <text:p>12000,00616</text:p>
          </table:table-cell>
          <table:table-cell office:value-type="float" office:value="1366" calcext:value-type="float">
            <text:p>136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099.9869" calcext:value-type="float">
            <text:p>12099,9869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99.99808" calcext:value-type="float">
            <text:p>12199,99808</text:p>
          </table:table-cell>
          <table:table-cell office:value-type="float" office:value="1367" calcext:value-type="float">
            <text:p>136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00708" calcext:value-type="float">
            <text:p>12300,00708</text:p>
          </table:table-cell>
          <table:table-cell office:value-type="float" office:value="1371" calcext:value-type="float">
            <text:p>137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399.99716" calcext:value-type="float">
            <text:p>12399,99716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0054" calcext:value-type="float">
            <text:p>12500,00054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321" calcext:value-type="float">
            <text:p>12600,0321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0314" calcext:value-type="float">
            <text:p>12700,00314</text:p>
          </table:table-cell>
          <table:table-cell office:value-type="float" office:value="1368" calcext:value-type="float">
            <text:p>136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799.99196" calcext:value-type="float">
            <text:p>12799,99196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99.99128" calcext:value-type="float">
            <text:p>12899,99128</text:p>
          </table:table-cell>
          <table:table-cell office:value-type="float" office:value="1367" calcext:value-type="float">
            <text:p>136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0342" calcext:value-type="float">
            <text:p>13000,00342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3456" calcext:value-type="float">
            <text:p>13100,03456</text:p>
          </table:table-cell>
          <table:table-cell office:value-type="float" office:value="1392" calcext:value-type="float">
            <text:p>139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0304" calcext:value-type="float">
            <text:p>13200,00304</text:p>
          </table:table-cell>
          <table:table-cell office:value-type="float" office:value="1391" calcext:value-type="float">
            <text:p>139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99.98296" calcext:value-type="float">
            <text:p>13299,98296</text:p>
          </table:table-cell>
          <table:table-cell office:value-type="float" office:value="1366" calcext:value-type="float">
            <text:p>1366</text:p>
          </table:table-cell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399.9949" calcext:value-type="float">
            <text:p>13399,9949</text:p>
          </table:table-cell>
          <table:table-cell office:value-type="float" office:value="1392" calcext:value-type="float">
            <text:p>1392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499.98324" calcext:value-type="float">
            <text:p>13499,98324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599.9802" calcext:value-type="float">
            <text:p>13599,9802</text:p>
          </table:table-cell>
          <table:table-cell office:value-type="float" office:value="1367" calcext:value-type="float">
            <text:p>1367</text:p>
          </table:table-cell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1184" calcext:value-type="float">
            <text:p>13700,01184</text:p>
          </table:table-cell>
          <table:table-cell office:value-type="float" office:value="1391" calcext:value-type="float">
            <text:p>1391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3792" calcext:value-type="float">
            <text:p>13800,03792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1384" calcext:value-type="float">
            <text:p>13900,01384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999.99138" calcext:value-type="float">
            <text:p>13999,99138</text:p>
          </table:table-cell>
          <table:table-cell office:value-type="float" office:value="1373" calcext:value-type="float">
            <text:p>1373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099.98962" calcext:value-type="float">
            <text:p>14099,98962</text:p>
          </table:table-cell>
          <table:table-cell office:value-type="float" office:value="1389" calcext:value-type="float">
            <text:p>1389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0736" calcext:value-type="float">
            <text:p>14200,00736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299.99852" calcext:value-type="float">
            <text:p>14299,99852</text:p>
          </table:table-cell>
          <table:table-cell office:value-type="float" office:value="1386" calcext:value-type="float">
            <text:p>138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1032" calcext:value-type="float">
            <text:p>14400,01032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99.99186" calcext:value-type="float">
            <text:p>14499,99186</text:p>
          </table:table-cell>
          <table:table-cell office:value-type="float" office:value="1391" calcext:value-type="float">
            <text:p>139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99.99716" calcext:value-type="float">
            <text:p>14599,99716</text:p>
          </table:table-cell>
          <table:table-cell office:value-type="float" office:value="1366" calcext:value-type="float">
            <text:p>1366</text:p>
          </table:table-cell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99.99198" calcext:value-type="float">
            <text:p>14699,99198</text:p>
          </table:table-cell>
          <table:table-cell office:value-type="float" office:value="1398" calcext:value-type="float">
            <text:p>1398</text:p>
          </table:table-cell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799.98562" calcext:value-type="float">
            <text:p>14799,98562</text:p>
          </table:table-cell>
          <table:table-cell office:value-type="float" office:value="1365" calcext:value-type="float">
            <text:p>1365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899.98794" calcext:value-type="float">
            <text:p>14899,98794</text:p>
          </table:table-cell>
          <table:table-cell office:value-type="float" office:value="1398" calcext:value-type="float">
            <text:p>1398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999.99188" calcext:value-type="float">
            <text:p>14999,99188</text:p>
          </table:table-cell>
          <table:table-cell office:value-type="float" office:value="1366" calcext:value-type="float">
            <text:p>1366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099.98114" calcext:value-type="float">
            <text:p>15099,98114</text:p>
          </table:table-cell>
          <table:table-cell office:value-type="float" office:value="1372" calcext:value-type="float">
            <text:p>1372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199.989" calcext:value-type="float">
            <text:p>15199,989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3728" calcext:value-type="float">
            <text:p>15300,03728</text:p>
          </table:table-cell>
          <table:table-cell office:value-type="float" office:value="1365" calcext:value-type="float">
            <text:p>1365</text:p>
          </table:table-cell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399.98286" calcext:value-type="float">
            <text:p>15399,98286</text:p>
          </table:table-cell>
          <table:table-cell office:value-type="float" office:value="1363" calcext:value-type="float">
            <text:p>1363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499.987" calcext:value-type="float">
            <text:p>15499,987</text:p>
          </table:table-cell>
          <table:table-cell office:value-type="float" office:value="1390" calcext:value-type="float">
            <text:p>1390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99.99854" calcext:value-type="float">
            <text:p>15599,99854</text:p>
          </table:table-cell>
          <table:table-cell office:value-type="float" office:value="1391" calcext:value-type="float">
            <text:p>139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99.98442" calcext:value-type="float">
            <text:p>15699,98442</text:p>
          </table:table-cell>
          <table:table-cell office:value-type="float" office:value="1367" calcext:value-type="float">
            <text:p>1367</text:p>
          </table:table-cell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158" calcext:value-type="float">
            <text:p>15800,015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99.98496" calcext:value-type="float">
            <text:p>15899,98496</text:p>
          </table:table-cell>
          <table:table-cell office:value-type="float" office:value="1380" calcext:value-type="float">
            <text:p>1380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4506" calcext:value-type="float">
            <text:p>16000,04506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099.98348" calcext:value-type="float">
            <text:p>16099,98348</text:p>
          </table:table-cell>
          <table:table-cell office:value-type="float" office:value="1367" calcext:value-type="float">
            <text:p>136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199.98824" calcext:value-type="float">
            <text:p>16199,98824</text:p>
          </table:table-cell>
          <table:table-cell office:value-type="float" office:value="1365" calcext:value-type="float">
            <text:p>1365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56" calcext:value-type="float">
            <text:p>16300,056</text:p>
          </table:table-cell>
          <table:table-cell office:value-type="float" office:value="1363" calcext:value-type="float">
            <text:p>136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399.98872" calcext:value-type="float">
            <text:p>16399,98872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499.97776" calcext:value-type="float">
            <text:p>16499,97776</text:p>
          </table:table-cell>
          <table:table-cell office:value-type="float" office:value="1373" calcext:value-type="float">
            <text:p>1373</text:p>
          </table:table-cell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99.98154" calcext:value-type="float">
            <text:p>16599,98154</text:p>
          </table:table-cell>
          <table:table-cell office:value-type="float" office:value="1342" calcext:value-type="float">
            <text:p>1342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0382" calcext:value-type="float">
            <text:p>16700,00382</text:p>
          </table:table-cell>
          <table:table-cell office:value-type="float" office:value="1358" calcext:value-type="float">
            <text:p>1358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379" calcext:value-type="float">
            <text:p>16800,0379</text:p>
          </table:table-cell>
          <table:table-cell office:value-type="float" office:value="1390" calcext:value-type="float">
            <text:p>1390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899.98046" calcext:value-type="float">
            <text:p>16899,98046</text:p>
          </table:table-cell>
          <table:table-cell office:value-type="float" office:value="1365" calcext:value-type="float">
            <text:p>1365</text:p>
          </table:table-cell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72" calcext:value-type="float">
            <text:p>17000,0072</text:p>
          </table:table-cell>
          <table:table-cell office:value-type="float" office:value="1365" calcext:value-type="float">
            <text:p>1365</text:p>
          </table:table-cell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099.9901" calcext:value-type="float">
            <text:p>17099,9901</text:p>
          </table:table-cell>
          <table:table-cell office:value-type="float" office:value="1367" calcext:value-type="float">
            <text:p>1367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99.98716" calcext:value-type="float">
            <text:p>17199,98716</text:p>
          </table:table-cell>
          <table:table-cell office:value-type="float" office:value="1365" calcext:value-type="float">
            <text:p>1365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299.99382" calcext:value-type="float">
            <text:p>17299,99382</text:p>
          </table:table-cell>
          <table:table-cell office:value-type="float" office:value="1367" calcext:value-type="float">
            <text:p>1367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4038" calcext:value-type="float">
            <text:p>17400,04038</text:p>
          </table:table-cell>
          <table:table-cell office:value-type="float" office:value="1365" calcext:value-type="float">
            <text:p>1365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499.97934" calcext:value-type="float">
            <text:p>17499,97934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599.99178" calcext:value-type="float">
            <text:p>17599,99178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699.98516" calcext:value-type="float">
            <text:p>17699,98516</text:p>
          </table:table-cell>
          <table:table-cell office:value-type="float" office:value="1367" calcext:value-type="float">
            <text:p>1367</text:p>
          </table:table-cell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799.98208" calcext:value-type="float">
            <text:p>17799,98208</text:p>
          </table:table-cell>
          <table:table-cell office:value-type="float" office:value="1365" calcext:value-type="float">
            <text:p>1365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899.98828" calcext:value-type="float">
            <text:p>17899,98828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999.984" calcext:value-type="float">
            <text:p>17999,984</text:p>
          </table:table-cell>
          <table:table-cell office:value-type="float" office:value="1367" calcext:value-type="float">
            <text:p>1367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099.97938" calcext:value-type="float">
            <text:p>18099,97938</text:p>
          </table:table-cell>
          <table:table-cell office:value-type="float" office:value="1363" calcext:value-type="float">
            <text:p>136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0434" calcext:value-type="float">
            <text:p>18200,00434</text:p>
          </table:table-cell>
          <table:table-cell office:value-type="float" office:value="1371" calcext:value-type="float">
            <text:p>137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299.98106" calcext:value-type="float">
            <text:p>18299,98106</text:p>
          </table:table-cell>
          <table:table-cell office:value-type="float" office:value="1365" calcext:value-type="float">
            <text:p>1365</text:p>
          </table:table-cell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399.99404" calcext:value-type="float">
            <text:p>18399,99404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499.99322" calcext:value-type="float">
            <text:p>18499,99322</text:p>
          </table:table-cell>
          <table:table-cell office:value-type="float" office:value="1373" calcext:value-type="float">
            <text:p>1373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1678" calcext:value-type="float">
            <text:p>18600,01678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0526" calcext:value-type="float">
            <text:p>18700,00526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799.98304" calcext:value-type="float">
            <text:p>18799,98304</text:p>
          </table:table-cell>
          <table:table-cell office:value-type="float" office:value="1371" calcext:value-type="float">
            <text:p>1371</text:p>
          </table:table-cell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899.98728" calcext:value-type="float">
            <text:p>18899,9872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99.98782" calcext:value-type="float">
            <text:p>18999,98782</text:p>
          </table:table-cell>
          <table:table-cell office:value-type="float" office:value="1371" calcext:value-type="float">
            <text:p>137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099.98122" calcext:value-type="float">
            <text:p>19099,98122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0084" calcext:value-type="float">
            <text:p>19200,00084</text:p>
          </table:table-cell>
          <table:table-cell office:value-type="float" office:value="1339" calcext:value-type="float">
            <text:p>1339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299.99676" calcext:value-type="float">
            <text:p>19299,9967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981" calcext:value-type="float">
            <text:p>19400,0981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499.98418" calcext:value-type="float">
            <text:p>19499,98418</text:p>
          </table:table-cell>
          <table:table-cell office:value-type="float" office:value="1397" calcext:value-type="float">
            <text:p>1397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0648" calcext:value-type="float">
            <text:p>19600,00648</text:p>
          </table:table-cell>
          <table:table-cell office:value-type="float" office:value="1364" calcext:value-type="float">
            <text:p>1364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9524" calcext:value-type="float">
            <text:p>19700,09524</text:p>
          </table:table-cell>
          <table:table-cell office:value-type="float" office:value="1363" calcext:value-type="float">
            <text:p>1363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0264" calcext:value-type="float">
            <text:p>19800,00264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99.98382" calcext:value-type="float">
            <text:p>19899,98382</text:p>
          </table:table-cell>
          <table:table-cell office:value-type="float" office:value="1359" calcext:value-type="float">
            <text:p>1359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99.99616" calcext:value-type="float">
            <text:p>19999,99616</text:p>
          </table:table-cell>
          <table:table-cell office:value-type="float" office:value="1355" calcext:value-type="float">
            <text:p>1355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1256" calcext:value-type="float">
            <text:p>20100,01256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199.98606" calcext:value-type="float">
            <text:p>20199,98606</text:p>
          </table:table-cell>
          <table:table-cell office:value-type="float" office:value="1365" calcext:value-type="float">
            <text:p>1365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99.98524" calcext:value-type="float">
            <text:p>20299,98524</text:p>
          </table:table-cell>
          <table:table-cell office:value-type="float" office:value="1365" calcext:value-type="float">
            <text:p>1365</text:p>
          </table:table-cell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399.99728" calcext:value-type="float">
            <text:p>20399,99728</text:p>
          </table:table-cell>
          <table:table-cell office:value-type="float" office:value="1358" calcext:value-type="float">
            <text:p>1358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0266" calcext:value-type="float">
            <text:p>20500,00266</text:p>
          </table:table-cell>
          <table:table-cell office:value-type="float" office:value="1371" calcext:value-type="float">
            <text:p>137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599.9791" calcext:value-type="float">
            <text:p>20599,9791</text:p>
          </table:table-cell>
          <table:table-cell office:value-type="float" office:value="1356" calcext:value-type="float">
            <text:p>1356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99.98342" calcext:value-type="float">
            <text:p>20699,98342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99.99168" calcext:value-type="float">
            <text:p>20799,99168</text:p>
          </table:table-cell>
          <table:table-cell office:value-type="float" office:value="1371" calcext:value-type="float">
            <text:p>137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899.99598" calcext:value-type="float">
            <text:p>20899,99598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999.99544" calcext:value-type="float">
            <text:p>20999,99544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99.99022" calcext:value-type="float">
            <text:p>21099,99022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8568" calcext:value-type="float">
            <text:p>21199,98568</text:p>
          </table:table-cell>
          <table:table-cell office:value-type="float" office:value="1361" calcext:value-type="float">
            <text:p>136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99.99018" calcext:value-type="float">
            <text:p>21299,99018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5526" calcext:value-type="float">
            <text:p>21400,05526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499.9923" calcext:value-type="float">
            <text:p>21499,9923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1122" calcext:value-type="float">
            <text:p>21600,01122</text:p>
          </table:table-cell>
          <table:table-cell office:value-type="float" office:value="1363" calcext:value-type="float">
            <text:p>1363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699.98936" calcext:value-type="float">
            <text:p>21699,9893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018" calcext:value-type="float">
            <text:p>21800,0018</text:p>
          </table:table-cell>
          <table:table-cell office:value-type="float" office:value="1348" calcext:value-type="float">
            <text:p>1348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899.97938" calcext:value-type="float">
            <text:p>21899,97938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99.97758" calcext:value-type="float">
            <text:p>21999,97758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099.98754" calcext:value-type="float">
            <text:p>22099,9875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99.99356" calcext:value-type="float">
            <text:p>22199,99356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0294" calcext:value-type="float">
            <text:p>22300,0029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99.99586" calcext:value-type="float">
            <text:p>22399,99586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5602" calcext:value-type="float">
            <text:p>22500,0560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599.98694" calcext:value-type="float">
            <text:p>22599,98694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699.98138" calcext:value-type="float">
            <text:p>22699,9813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1298" calcext:value-type="float">
            <text:p>22800,01298</text:p>
          </table:table-cell>
          <table:table-cell office:value-type="float" office:value="1357" calcext:value-type="float">
            <text:p>1357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899.98216" calcext:value-type="float">
            <text:p>22899,98216</text:p>
          </table:table-cell>
          <table:table-cell office:value-type="float" office:value="1365" calcext:value-type="float">
            <text:p>1365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999.99956" calcext:value-type="float">
            <text:p>22999,99956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099.9914" calcext:value-type="float">
            <text:p>23099,9914</text:p>
          </table:table-cell>
          <table:table-cell office:value-type="float" office:value="1390" calcext:value-type="float">
            <text:p>1390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199.99252" calcext:value-type="float">
            <text:p>23199,9925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299.99212" calcext:value-type="float">
            <text:p>23299,99212</text:p>
          </table:table-cell>
          <table:table-cell office:value-type="float" office:value="1365" calcext:value-type="float">
            <text:p>1365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3412" calcext:value-type="float">
            <text:p>23400,0341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499.98166" calcext:value-type="float">
            <text:p>23499,98166</text:p>
          </table:table-cell>
          <table:table-cell office:value-type="float" office:value="1364" calcext:value-type="float">
            <text:p>1364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599.98798" calcext:value-type="float">
            <text:p>23599,9879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699.97942" calcext:value-type="float">
            <text:p>23699,97942</text:p>
          </table:table-cell>
          <table:table-cell office:value-type="float" office:value="1365" calcext:value-type="float">
            <text:p>1365</text:p>
          </table:table-cell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799.99012" calcext:value-type="float">
            <text:p>23799,9901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899.99282" calcext:value-type="float">
            <text:p>23899,9928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054" calcext:value-type="float">
            <text:p>24000,0054</text:p>
          </table:table-cell>
          <table:table-cell office:value-type="float" office:value="1346" calcext:value-type="float">
            <text:p>1346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099.98716" calcext:value-type="float">
            <text:p>24099,9871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0788" calcext:value-type="float">
            <text:p>24200,0078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299.99356" calcext:value-type="float">
            <text:p>24299,9935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399.98622" calcext:value-type="float">
            <text:p>24399,9862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499.98308" calcext:value-type="float">
            <text:p>24499,9830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1632" calcext:value-type="float">
            <text:p>24600,01632</text:p>
          </table:table-cell>
          <table:table-cell office:value-type="float" office:value="1365" calcext:value-type="float">
            <text:p>1365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699.98774" calcext:value-type="float">
            <text:p>24699,9877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552" calcext:value-type="float">
            <text:p>24800,00552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0738" calcext:value-type="float">
            <text:p>24900,0073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999.99126" calcext:value-type="float">
            <text:p>24999,9912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099.98212" calcext:value-type="float">
            <text:p>25099,98212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199.98428" calcext:value-type="float">
            <text:p>25199,98428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99.99008" calcext:value-type="float">
            <text:p>25299,9900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1022" calcext:value-type="float">
            <text:p>25400,0102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499.98436" calcext:value-type="float">
            <text:p>25499,98436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2392" calcext:value-type="float">
            <text:p>25600,0239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99.98288" calcext:value-type="float">
            <text:p>25699,9828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3026" calcext:value-type="float">
            <text:p>25800,03026</text:p>
          </table:table-cell>
          <table:table-cell office:value-type="float" office:value="1361" calcext:value-type="float">
            <text:p>136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899.97732" calcext:value-type="float">
            <text:p>25899,97732</text:p>
          </table:table-cell>
          <table:table-cell office:value-type="float" office:value="1364" calcext:value-type="float">
            <text:p>1364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2446" calcext:value-type="float">
            <text:p>26000,02446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0716" calcext:value-type="float">
            <text:p>26100,00716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199.98648" calcext:value-type="float">
            <text:p>26199,98648</text:p>
          </table:table-cell>
          <table:table-cell office:value-type="float" office:value="1358" calcext:value-type="float">
            <text:p>1358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99.9934" calcext:value-type="float">
            <text:p>26299,993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399.98262" calcext:value-type="float">
            <text:p>26399,9826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3408" calcext:value-type="float">
            <text:p>26500,03408</text:p>
          </table:table-cell>
          <table:table-cell office:value-type="float" office:value="1356" calcext:value-type="float">
            <text:p>1356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3516" calcext:value-type="float">
            <text:p>26600,0351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699.98444" calcext:value-type="float">
            <text:p>26699,98444</text:p>
          </table:table-cell>
          <table:table-cell office:value-type="float" office:value="1365" calcext:value-type="float">
            <text:p>1365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799.98328" calcext:value-type="float">
            <text:p>26799,9832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899.97638" calcext:value-type="float">
            <text:p>26899,9763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999.99224" calcext:value-type="float">
            <text:p>26999,9922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099.98502" calcext:value-type="float">
            <text:p>27099,98502</text:p>
          </table:table-cell>
          <table:table-cell office:value-type="float" office:value="1364" calcext:value-type="float">
            <text:p>1364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199.99198" calcext:value-type="float">
            <text:p>27199,99198</text:p>
          </table:table-cell>
          <table:table-cell office:value-type="float" office:value="1339" calcext:value-type="float">
            <text:p>1339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0862" calcext:value-type="float">
            <text:p>27300,00862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399.98824" calcext:value-type="float">
            <text:p>27399,9882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99.98522" calcext:value-type="float">
            <text:p>27499,9852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0626" calcext:value-type="float">
            <text:p>27600,00626</text:p>
          </table:table-cell>
          <table:table-cell office:value-type="float" office:value="1363" calcext:value-type="float">
            <text:p>1363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795" calcext:value-type="float">
            <text:p>27699,9795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1174" calcext:value-type="float">
            <text:p>27800,01174</text:p>
          </table:table-cell>
          <table:table-cell office:value-type="float" office:value="1356" calcext:value-type="float">
            <text:p>1356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1394" calcext:value-type="float">
            <text:p>27900,0139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999.98438" calcext:value-type="float">
            <text:p>27999,9843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099.99444" calcext:value-type="float">
            <text:p>28099,99444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0992" calcext:value-type="float">
            <text:p>28200,0099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299.98458" calcext:value-type="float">
            <text:p>28299,9845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399.99114" calcext:value-type="float">
            <text:p>28399,9911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0438" calcext:value-type="float">
            <text:p>28500,00438</text:p>
          </table:table-cell>
          <table:table-cell office:value-type="float" office:value="1361" calcext:value-type="float">
            <text:p>1361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3848" calcext:value-type="float">
            <text:p>28600,03848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699.98388" calcext:value-type="float">
            <text:p>28699,98388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799.9873" calcext:value-type="float">
            <text:p>28799,9873</text:p>
          </table:table-cell>
          <table:table-cell office:value-type="float" office:value="1365" calcext:value-type="float">
            <text:p>1365</text:p>
          </table:table-cell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99.98584" calcext:value-type="float">
            <text:p>28899,98584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5066" calcext:value-type="float">
            <text:p>29000,05066</text:p>
          </table:table-cell>
          <table:table-cell office:value-type="float" office:value="1339" calcext:value-type="float">
            <text:p>1339</text:p>
          </table:table-cell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099.98518" calcext:value-type="float">
            <text:p>29099,98518</text:p>
          </table:table-cell>
          <table:table-cell office:value-type="float" office:value="1356" calcext:value-type="float">
            <text:p>1356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199.98544" calcext:value-type="float">
            <text:p>29199,9854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299.991" calcext:value-type="float">
            <text:p>29299,991</text:p>
          </table:table-cell>
          <table:table-cell office:value-type="float" office:value="1363" calcext:value-type="float">
            <text:p>1363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399.9825" calcext:value-type="float">
            <text:p>29399,9825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499.97912" calcext:value-type="float">
            <text:p>29499,9791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599.98434" calcext:value-type="float">
            <text:p>29599,9843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262" calcext:value-type="float">
            <text:p>29700,0262</text:p>
          </table:table-cell>
          <table:table-cell office:value-type="float" office:value="1339" calcext:value-type="float">
            <text:p>1339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1586" calcext:value-type="float">
            <text:p>29800,0158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899.98904" calcext:value-type="float">
            <text:p>29899,98904</text:p>
          </table:table-cell>
          <table:table-cell office:value-type="float" office:value="1363" calcext:value-type="float">
            <text:p>136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9999.98236" calcext:value-type="float">
            <text:p>29999,98236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4784" calcext:value-type="float">
            <text:p>30100,04784</text:p>
          </table:table-cell>
          <table:table-cell office:value-type="float" office:value="1363" calcext:value-type="float">
            <text:p>1363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2346" calcext:value-type="float">
            <text:p>30200,02346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299.98614" calcext:value-type="float">
            <text:p>30299,98614</text:p>
          </table:table-cell>
          <table:table-cell office:value-type="float" office:value="1390" calcext:value-type="float">
            <text:p>1390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399.97686" calcext:value-type="float">
            <text:p>30399,97686</text:p>
          </table:table-cell>
          <table:table-cell office:value-type="float" office:value="1357" calcext:value-type="float">
            <text:p>1357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499.9848" calcext:value-type="float">
            <text:p>30499,984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0282" calcext:value-type="float">
            <text:p>30600,00282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699.99268" calcext:value-type="float">
            <text:p>30699,99268</text:p>
          </table:table-cell>
          <table:table-cell office:value-type="float" office:value="1361" calcext:value-type="float">
            <text:p>136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799.9854" calcext:value-type="float">
            <text:p>30799,985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4596" calcext:value-type="float">
            <text:p>30900,04596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0999.98542" calcext:value-type="float">
            <text:p>30999,98542</text:p>
          </table:table-cell>
          <table:table-cell office:value-type="float" office:value="1348" calcext:value-type="float">
            <text:p>1348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1126" calcext:value-type="float">
            <text:p>31100,01126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199.99124" calcext:value-type="float">
            <text:p>31199,9912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386" calcext:value-type="float">
            <text:p>31300,038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177" calcext:value-type="float">
            <text:p>31400,0177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499.98488" calcext:value-type="float">
            <text:p>31499,98488</text:p>
          </table:table-cell>
          <table:table-cell office:value-type="float" office:value="1367" calcext:value-type="float">
            <text:p>1367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599.99786" calcext:value-type="float">
            <text:p>31599,99786</text:p>
          </table:table-cell>
          <table:table-cell office:value-type="float" office:value="1348" calcext:value-type="float">
            <text:p>1348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699.99758" calcext:value-type="float">
            <text:p>31699,99758</text:p>
          </table:table-cell>
          <table:table-cell office:value-type="float" office:value="1390" calcext:value-type="float">
            <text:p>1390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799.99782" calcext:value-type="float">
            <text:p>31799,99782</text:p>
          </table:table-cell>
          <table:table-cell office:value-type="float" office:value="1371" calcext:value-type="float">
            <text:p>137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2522" calcext:value-type="float">
            <text:p>31900,02522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014" calcext:value-type="float">
            <text:p>32000,0014</text:p>
          </table:table-cell>
          <table:table-cell office:value-type="float" office:value="1373" calcext:value-type="float">
            <text:p>1373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2638" calcext:value-type="float">
            <text:p>32100,0263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0778" calcext:value-type="float">
            <text:p>32200,00778</text:p>
          </table:table-cell>
          <table:table-cell office:value-type="float" office:value="1363" calcext:value-type="float">
            <text:p>1363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0342" calcext:value-type="float">
            <text:p>32300,00342</text:p>
          </table:table-cell>
          <table:table-cell office:value-type="float" office:value="1367" calcext:value-type="float">
            <text:p>1367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0708" calcext:value-type="float">
            <text:p>32400,00708</text:p>
          </table:table-cell>
          <table:table-cell office:value-type="float" office:value="1367" calcext:value-type="float">
            <text:p>1367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0342" calcext:value-type="float">
            <text:p>32500,0034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278" calcext:value-type="float">
            <text:p>32600,0278</text:p>
          </table:table-cell>
          <table:table-cell office:value-type="float" office:value="1365" calcext:value-type="float">
            <text:p>1365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1312" calcext:value-type="float">
            <text:p>32700,01312</text:p>
          </table:table-cell>
          <table:table-cell office:value-type="float" office:value="1340" calcext:value-type="float">
            <text:p>1340</text:p>
          </table:table-cell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2124" calcext:value-type="float">
            <text:p>32800,02124</text:p>
          </table:table-cell>
          <table:table-cell office:value-type="float" office:value="1367" calcext:value-type="float">
            <text:p>1367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597" calcext:value-type="float">
            <text:p>32900,0597</text:p>
          </table:table-cell>
          <table:table-cell office:value-type="float" office:value="1365" calcext:value-type="float">
            <text:p>1365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999.99298" calcext:value-type="float">
            <text:p>32999,99298</text:p>
          </table:table-cell>
          <table:table-cell office:value-type="float" office:value="1390" calcext:value-type="float">
            <text:p>1390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1162" calcext:value-type="float">
            <text:p>33100,01162</text:p>
          </table:table-cell>
          <table:table-cell office:value-type="float" office:value="1372" calcext:value-type="float">
            <text:p>1372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2686" calcext:value-type="float">
            <text:p>33200,02686</text:p>
          </table:table-cell>
          <table:table-cell office:value-type="float" office:value="1333" calcext:value-type="float">
            <text:p>1333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0614" calcext:value-type="float">
            <text:p>33300,00614</text:p>
          </table:table-cell>
          <table:table-cell office:value-type="float" office:value="1390" calcext:value-type="float">
            <text:p>1390</text:p>
          </table:table-cell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399.98222" calcext:value-type="float">
            <text:p>33399,98222</text:p>
          </table:table-cell>
          <table:table-cell office:value-type="float" office:value="1365" calcext:value-type="float">
            <text:p>1365</text:p>
          </table:table-cell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499.99086" calcext:value-type="float">
            <text:p>33499,99086</text:p>
          </table:table-cell>
          <table:table-cell office:value-type="float" office:value="1367" calcext:value-type="float">
            <text:p>1367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488" calcext:value-type="float">
            <text:p>33600,0488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1592" calcext:value-type="float">
            <text:p>33700,01592</text:p>
          </table:table-cell>
          <table:table-cell office:value-type="float" office:value="1367" calcext:value-type="float">
            <text:p>1367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824" calcext:value-type="float">
            <text:p>33800,00824</text:p>
          </table:table-cell>
          <table:table-cell office:value-type="float" office:value="1365" calcext:value-type="float">
            <text:p>1365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99.99368" calcext:value-type="float">
            <text:p>33899,99368</text:p>
          </table:table-cell>
          <table:table-cell office:value-type="float" office:value="1392" calcext:value-type="float">
            <text:p>1392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99.9887" calcext:value-type="float">
            <text:p>33999,9887</text:p>
          </table:table-cell>
          <table:table-cell office:value-type="float" office:value="1365" calcext:value-type="float">
            <text:p>1365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099.99678" calcext:value-type="float">
            <text:p>34099,99678</text:p>
          </table:table-cell>
          <table:table-cell office:value-type="float" office:value="1373" calcext:value-type="float">
            <text:p>1373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99.9821" calcext:value-type="float">
            <text:p>34199,9821</text:p>
          </table:table-cell>
          <table:table-cell office:value-type="float" office:value="1363" calcext:value-type="float">
            <text:p>136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148" calcext:value-type="float">
            <text:p>34300,0148</text:p>
          </table:table-cell>
          <table:table-cell office:value-type="float" office:value="1391" calcext:value-type="float">
            <text:p>1391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399.98374" calcext:value-type="float">
            <text:p>34399,98374</text:p>
          </table:table-cell>
          <table:table-cell office:value-type="float" office:value="1359" calcext:value-type="float">
            <text:p>135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499.9997" calcext:value-type="float">
            <text:p>34499,9997</text:p>
          </table:table-cell>
          <table:table-cell office:value-type="float" office:value="1392" calcext:value-type="float">
            <text:p>1392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599.98908" calcext:value-type="float">
            <text:p>34599,98908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699.98948" calcext:value-type="float">
            <text:p>34699,98948</text:p>
          </table:table-cell>
          <table:table-cell office:value-type="float" office:value="1367" calcext:value-type="float">
            <text:p>1367</text:p>
          </table:table-cell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799.98278" calcext:value-type="float">
            <text:p>34799,98278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899.9908" calcext:value-type="float">
            <text:p>34899,990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1518" calcext:value-type="float">
            <text:p>35000,01518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99.99072" calcext:value-type="float">
            <text:p>35099,99072</text:p>
          </table:table-cell>
          <table:table-cell office:value-type="float" office:value="1391" calcext:value-type="float">
            <text:p>1391</text:p>
          </table:table-cell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199.99478" calcext:value-type="float">
            <text:p>35199,99478</text:p>
          </table:table-cell>
          <table:table-cell office:value-type="float" office:value="1367" calcext:value-type="float">
            <text:p>1367</text:p>
          </table:table-cell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299.97562" calcext:value-type="float">
            <text:p>35299,97562</text:p>
          </table:table-cell>
          <table:table-cell office:value-type="float" office:value="1397" calcext:value-type="float">
            <text:p>139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399.98096" calcext:value-type="float">
            <text:p>35399,98096</text:p>
          </table:table-cell>
          <table:table-cell office:value-type="float" office:value="1371" calcext:value-type="float">
            <text:p>1371</text:p>
          </table:table-cell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025" calcext:value-type="float">
            <text:p>35500,0025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4248" calcext:value-type="float">
            <text:p>35600,04248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0552" calcext:value-type="float">
            <text:p>35700,00552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0188" calcext:value-type="float">
            <text:p>35800,00188</text:p>
          </table:table-cell>
          <table:table-cell office:value-type="float" office:value="1398" calcext:value-type="float">
            <text:p>1398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025" calcext:value-type="float">
            <text:p>35900,0025</text:p>
          </table:table-cell>
          <table:table-cell office:value-type="float" office:value="1391" calcext:value-type="float">
            <text:p>139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2804" calcext:value-type="float">
            <text:p>36000,02804</text:p>
          </table:table-cell>
          <table:table-cell office:value-type="float" office:value="1397" calcext:value-type="float">
            <text:p>139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099.983" calcext:value-type="float">
            <text:p>36099,983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0044" calcext:value-type="float">
            <text:p>36200,00044</text:p>
          </table:table-cell>
          <table:table-cell office:value-type="float" office:value="1373" calcext:value-type="float">
            <text:p>137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99.98706" calcext:value-type="float">
            <text:p>36299,98706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2086" calcext:value-type="float">
            <text:p>36400,02086</text:p>
          </table:table-cell>
          <table:table-cell office:value-type="float" office:value="1373" calcext:value-type="float">
            <text:p>137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199" calcext:value-type="float">
            <text:p>36500,0199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599.99242" calcext:value-type="float">
            <text:p>36599,99242</text:p>
          </table:table-cell>
          <table:table-cell office:value-type="float" office:value="1397" calcext:value-type="float">
            <text:p>139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699.99196" calcext:value-type="float">
            <text:p>36699,99196</text:p>
          </table:table-cell>
          <table:table-cell office:value-type="float" office:value="1373" calcext:value-type="float">
            <text:p>1373</text:p>
          </table:table-cell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799.9909" calcext:value-type="float">
            <text:p>36799,9909</text:p>
          </table:table-cell>
          <table:table-cell office:value-type="float" office:value="1373" calcext:value-type="float">
            <text:p>137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899.9862" calcext:value-type="float">
            <text:p>36899,9862</text:p>
          </table:table-cell>
          <table:table-cell office:value-type="float" office:value="1399" calcext:value-type="float">
            <text:p>1399</text:p>
          </table:table-cell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3748" calcext:value-type="float">
            <text:p>37000,03748</text:p>
          </table:table-cell>
          <table:table-cell office:value-type="float" office:value="1366" calcext:value-type="float">
            <text:p>1366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099.99646" calcext:value-type="float">
            <text:p>37099,99646</text:p>
          </table:table-cell>
          <table:table-cell office:value-type="float" office:value="1390" calcext:value-type="float">
            <text:p>1390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199.9764" calcext:value-type="float">
            <text:p>37199,9764</text:p>
          </table:table-cell>
          <table:table-cell office:value-type="float" office:value="1391" calcext:value-type="float">
            <text:p>139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8254" calcext:value-type="float">
            <text:p>37299,98254</text:p>
          </table:table-cell>
          <table:table-cell office:value-type="float" office:value="1369" calcext:value-type="float">
            <text:p>136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99.98302" calcext:value-type="float">
            <text:p>37399,98302</text:p>
          </table:table-cell>
          <table:table-cell office:value-type="float" office:value="1398" calcext:value-type="float">
            <text:p>139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4824" calcext:value-type="float">
            <text:p>37500,04824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599.99622" calcext:value-type="float">
            <text:p>37599,99622</text:p>
          </table:table-cell>
          <table:table-cell office:value-type="float" office:value="1397" calcext:value-type="float">
            <text:p>1397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699.98164" calcext:value-type="float">
            <text:p>37699,98164</text:p>
          </table:table-cell>
          <table:table-cell office:value-type="float" office:value="1399" calcext:value-type="float">
            <text:p>1399</text:p>
          </table:table-cell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799.98976" calcext:value-type="float">
            <text:p>37799,98976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0706" calcext:value-type="float">
            <text:p>37900,00706</text:p>
          </table:table-cell>
          <table:table-cell office:value-type="float" office:value="1381" calcext:value-type="float">
            <text:p>1381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999.98782" calcext:value-type="float">
            <text:p>37999,98782</text:p>
          </table:table-cell>
          <table:table-cell office:value-type="float" office:value="1379" calcext:value-type="float">
            <text:p>137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0866" calcext:value-type="float">
            <text:p>38100,00866</text:p>
          </table:table-cell>
          <table:table-cell office:value-type="float" office:value="1352" calcext:value-type="float">
            <text:p>1352</text:p>
          </table:table-cell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199.9913" calcext:value-type="float">
            <text:p>38199,9913</text:p>
          </table:table-cell>
          <table:table-cell office:value-type="float" office:value="1367" calcext:value-type="float">
            <text:p>1367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2474" calcext:value-type="float">
            <text:p>38300,02474</text:p>
          </table:table-cell>
          <table:table-cell office:value-type="float" office:value="1383" calcext:value-type="float">
            <text:p>1383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399.99672" calcext:value-type="float">
            <text:p>38399,99672</text:p>
          </table:table-cell>
          <table:table-cell office:value-type="float" office:value="1399" calcext:value-type="float">
            <text:p>1399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499.9874" calcext:value-type="float">
            <text:p>38499,9874</text:p>
          </table:table-cell>
          <table:table-cell office:value-type="float" office:value="1365" calcext:value-type="float">
            <text:p>1365</text:p>
          </table:table-cell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065" calcext:value-type="float">
            <text:p>38600,0065</text:p>
          </table:table-cell>
          <table:table-cell office:value-type="float" office:value="1378" calcext:value-type="float">
            <text:p>1378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99.9917" calcext:value-type="float">
            <text:p>38699,9917</text:p>
          </table:table-cell>
          <table:table-cell office:value-type="float" office:value="1382" calcext:value-type="float">
            <text:p>1382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799.99236" calcext:value-type="float">
            <text:p>38799,99236</text:p>
          </table:table-cell>
          <table:table-cell office:value-type="float" office:value="1368" calcext:value-type="float">
            <text:p>136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308" calcext:value-type="float">
            <text:p>38899,99308</text:p>
          </table:table-cell>
          <table:table-cell office:value-type="float" office:value="1382" calcext:value-type="float">
            <text:p>1382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999.98592" calcext:value-type="float">
            <text:p>38999,98592</text:p>
          </table:table-cell>
          <table:table-cell office:value-type="float" office:value="1362" calcext:value-type="float">
            <text:p>1362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046" calcext:value-type="float">
            <text:p>39100,0046</text:p>
          </table:table-cell>
          <table:table-cell office:value-type="float" office:value="1379" calcext:value-type="float">
            <text:p>1379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2568" calcext:value-type="float">
            <text:p>39200,02568</text:p>
          </table:table-cell>
          <table:table-cell office:value-type="float" office:value="1365" calcext:value-type="float">
            <text:p>1365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299.99914" calcext:value-type="float">
            <text:p>39299,99914</text:p>
          </table:table-cell>
          <table:table-cell office:value-type="float" office:value="1365" calcext:value-type="float">
            <text:p>1365</text:p>
          </table:table-cell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399.9786" calcext:value-type="float">
            <text:p>39399,978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499.99264" calcext:value-type="float">
            <text:p>39499,99264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599.98356" calcext:value-type="float">
            <text:p>39599,98356</text:p>
          </table:table-cell>
          <table:table-cell office:value-type="float" office:value="1368" calcext:value-type="float">
            <text:p>136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2956" calcext:value-type="float">
            <text:p>39700,02956</text:p>
          </table:table-cell>
          <table:table-cell office:value-type="float" office:value="1382" calcext:value-type="float">
            <text:p>1382</text:p>
          </table:table-cell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0358" calcext:value-type="float">
            <text:p>39800,00358</text:p>
          </table:table-cell>
          <table:table-cell office:value-type="float" office:value="1365" calcext:value-type="float">
            <text:p>136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899.98992" calcext:value-type="float">
            <text:p>39899,98992</text:p>
          </table:table-cell>
          <table:table-cell office:value-type="float" office:value="1366" calcext:value-type="float">
            <text:p>1366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0896" calcext:value-type="float">
            <text:p>40000,00896</text:p>
          </table:table-cell>
          <table:table-cell office:value-type="float" office:value="1358" calcext:value-type="float">
            <text:p>1358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99.97962" calcext:value-type="float">
            <text:p>40099,97962</text:p>
          </table:table-cell>
          <table:table-cell office:value-type="float" office:value="1348" calcext:value-type="float">
            <text:p>1348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199.99494" calcext:value-type="float">
            <text:p>40199,99494</text:p>
          </table:table-cell>
          <table:table-cell office:value-type="float" office:value="1378" calcext:value-type="float">
            <text:p>1378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99.98116" calcext:value-type="float">
            <text:p>40299,9811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0544" calcext:value-type="float">
            <text:p>40400,00544</text:p>
          </table:table-cell>
          <table:table-cell office:value-type="float" office:value="1365" calcext:value-type="float">
            <text:p>136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1232" calcext:value-type="float">
            <text:p>40500,01232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599.98402" calcext:value-type="float">
            <text:p>40599,98402</text:p>
          </table:table-cell>
          <table:table-cell office:value-type="float" office:value="1368" calcext:value-type="float">
            <text:p>1368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699.99984" calcext:value-type="float">
            <text:p>40699,9998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99.98592" calcext:value-type="float">
            <text:p>40799,98592</text:p>
          </table:table-cell>
          <table:table-cell office:value-type="float" office:value="1364" calcext:value-type="float">
            <text:p>1364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1368" calcext:value-type="float">
            <text:p>40900,01368</text:p>
          </table:table-cell>
          <table:table-cell office:value-type="float" office:value="1364" calcext:value-type="float">
            <text:p>1364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0156" calcext:value-type="float">
            <text:p>41000,00156</text:p>
          </table:table-cell>
          <table:table-cell office:value-type="float" office:value="1365" calcext:value-type="float">
            <text:p>1365</text:p>
          </table:table-cell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99.99868" calcext:value-type="float">
            <text:p>41099,99868</text:p>
          </table:table-cell>
          <table:table-cell office:value-type="float" office:value="1365" calcext:value-type="float">
            <text:p>1365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0748" calcext:value-type="float">
            <text:p>41200,00748</text:p>
          </table:table-cell>
          <table:table-cell office:value-type="float" office:value="1365" calcext:value-type="float">
            <text:p>1365</text:p>
          </table:table-cell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299.98884" calcext:value-type="float">
            <text:p>41299,98884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399.9822" calcext:value-type="float">
            <text:p>41399,9822</text:p>
          </table:table-cell>
          <table:table-cell office:value-type="float" office:value="1348" calcext:value-type="float">
            <text:p>1348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499.98628" calcext:value-type="float">
            <text:p>41499,98628</text:p>
          </table:table-cell>
          <table:table-cell office:value-type="float" office:value="1368" calcext:value-type="float">
            <text:p>1368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599.98662" calcext:value-type="float">
            <text:p>41599,98662</text:p>
          </table:table-cell>
          <table:table-cell office:value-type="float" office:value="1365" calcext:value-type="float">
            <text:p>1365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062" calcext:value-type="float">
            <text:p>41700,006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799.99044" calcext:value-type="float">
            <text:p>41799,99044</text:p>
          </table:table-cell>
          <table:table-cell office:value-type="float" office:value="1363" calcext:value-type="float">
            <text:p>1363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899.98088" calcext:value-type="float">
            <text:p>41899,9808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8114" calcext:value-type="float">
            <text:p>41999,9811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100.03172" calcext:value-type="float">
            <text:p>42100,0317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199.99988" calcext:value-type="float">
            <text:p>42199,99988</text:p>
          </table:table-cell>
          <table:table-cell office:value-type="float" office:value="1364" calcext:value-type="float">
            <text:p>1364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485" calcext:value-type="float">
            <text:p>42300,0485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399.98552" calcext:value-type="float">
            <text:p>42399,98552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0664" calcext:value-type="float">
            <text:p>42500,00664</text:p>
          </table:table-cell>
          <table:table-cell office:value-type="float" office:value="1365" calcext:value-type="float">
            <text:p>1365</text:p>
          </table:table-cell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599.98092" calcext:value-type="float">
            <text:p>42599,98092</text:p>
          </table:table-cell>
          <table:table-cell office:value-type="float" office:value="1365" calcext:value-type="float">
            <text:p>1365</text:p>
          </table:table-cell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068" calcext:value-type="float">
            <text:p>42700,0068</text:p>
          </table:table-cell>
          <table:table-cell office:value-type="float" office:value="1348" calcext:value-type="float">
            <text:p>1348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799.982" calcext:value-type="float">
            <text:p>42799,98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899.98556" calcext:value-type="float">
            <text:p>42899,98556</text:p>
          </table:table-cell>
          <table:table-cell office:value-type="float" office:value="1365" calcext:value-type="float">
            <text:p>1365</text:p>
          </table:table-cell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999.99024" calcext:value-type="float">
            <text:p>42999,9902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099.99028" calcext:value-type="float">
            <text:p>43099,99028</text:p>
          </table:table-cell>
          <table:table-cell office:value-type="float" office:value="1365" calcext:value-type="float">
            <text:p>1365</text:p>
          </table:table-cell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1158" calcext:value-type="float">
            <text:p>43200,0115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0696" calcext:value-type="float">
            <text:p>43300,00696</text:p>
          </table:table-cell>
          <table:table-cell office:value-type="float" office:value="1365" calcext:value-type="float">
            <text:p>1365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03" calcext:value-type="float">
            <text:p>43400,003</text:p>
          </table:table-cell>
          <table:table-cell office:value-type="float" office:value="1357" calcext:value-type="float">
            <text:p>1357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499.98578" calcext:value-type="float">
            <text:p>43499,98578</text:p>
          </table:table-cell>
          <table:table-cell office:value-type="float" office:value="1361" calcext:value-type="float">
            <text:p>136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599.98566" calcext:value-type="float">
            <text:p>43599,9856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2382" calcext:value-type="float">
            <text:p>43700,0238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799.99828" calcext:value-type="float">
            <text:p>43799,99828</text:p>
          </table:table-cell>
          <table:table-cell office:value-type="float" office:value="1365" calcext:value-type="float">
            <text:p>1365</text:p>
          </table:table-cell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99.99454" calcext:value-type="float">
            <text:p>43899,99454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999.99122" calcext:value-type="float">
            <text:p>43999,99122</text:p>
          </table:table-cell>
          <table:table-cell office:value-type="float" office:value="1348" calcext:value-type="float">
            <text:p>1348</text:p>
          </table:table-cell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099.97652" calcext:value-type="float">
            <text:p>44099,9765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199.98708" calcext:value-type="float">
            <text:p>44199,98708</text:p>
          </table:table-cell>
          <table:table-cell office:value-type="float" office:value="1365" calcext:value-type="float">
            <text:p>1365</text:p>
          </table:table-cell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299.9828" calcext:value-type="float">
            <text:p>44299,9828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399.9778" calcext:value-type="float">
            <text:p>44399,9778</text:p>
          </table:table-cell>
          <table:table-cell office:value-type="float" office:value="1348" calcext:value-type="float">
            <text:p>1348</text:p>
          </table:table-cell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499.99856" calcext:value-type="float">
            <text:p>44499,9985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2506" calcext:value-type="float">
            <text:p>44600,0250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127" calcext:value-type="float">
            <text:p>44700,0127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00.01196" calcext:value-type="float">
            <text:p>44800,01196</text:p>
          </table:table-cell>
          <table:table-cell office:value-type="float" office:value="1364" calcext:value-type="float">
            <text:p>1364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899.98868" calcext:value-type="float">
            <text:p>44899,98868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999.98694" calcext:value-type="float">
            <text:p>44999,98694</text:p>
          </table:table-cell>
          <table:table-cell office:value-type="float" office:value="1356" calcext:value-type="float">
            <text:p>1356</text:p>
          </table:table-cell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2436" calcext:value-type="float">
            <text:p>45100,0243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199.99356" calcext:value-type="float">
            <text:p>45199,99356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0544" calcext:value-type="float">
            <text:p>45300,00544</text:p>
          </table:table-cell>
          <table:table-cell office:value-type="float" office:value="1365" calcext:value-type="float">
            <text:p>1365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399.98898" calcext:value-type="float">
            <text:p>45399,9889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002" calcext:value-type="float">
            <text:p>45500,0002</text:p>
          </table:table-cell>
          <table:table-cell office:value-type="float" office:value="1360" calcext:value-type="float">
            <text:p>1360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115" calcext:value-type="float">
            <text:p>45600,0115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699.99286" calcext:value-type="float">
            <text:p>45699,99286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1674" calcext:value-type="float">
            <text:p>45800,0167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899.99106" calcext:value-type="float">
            <text:p>45899,9910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5999.99076" calcext:value-type="float">
            <text:p>45999,99076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099.98628" calcext:value-type="float">
            <text:p>46099,98628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4416" calcext:value-type="float">
            <text:p>46200,0441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299.98506" calcext:value-type="float">
            <text:p>46299,9850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399.98036" calcext:value-type="float">
            <text:p>46399,98036</text:p>
          </table:table-cell>
          <table:table-cell office:value-type="float" office:value="1361" calcext:value-type="float">
            <text:p>1361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499.98724" calcext:value-type="float">
            <text:p>46499,9872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599.99234" calcext:value-type="float">
            <text:p>46599,99234</text:p>
          </table:table-cell>
          <table:table-cell office:value-type="float" office:value="1345" calcext:value-type="float">
            <text:p>134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699.99282" calcext:value-type="float">
            <text:p>46699,9928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1144" calcext:value-type="float">
            <text:p>46800,01144</text:p>
          </table:table-cell>
          <table:table-cell office:value-type="float" office:value="1365" calcext:value-type="float">
            <text:p>1365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899.99058" calcext:value-type="float">
            <text:p>46899,99058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0258" calcext:value-type="float">
            <text:p>47000,00258</text:p>
          </table:table-cell>
          <table:table-cell office:value-type="float" office:value="1365" calcext:value-type="float">
            <text:p>1365</text:p>
          </table:table-cell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100.05236" calcext:value-type="float">
            <text:p>47100,0523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99.99422" calcext:value-type="float">
            <text:p>47199,99422</text:p>
          </table:table-cell>
          <table:table-cell office:value-type="float" office:value="1364" calcext:value-type="float">
            <text:p>1364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299.99176" calcext:value-type="float">
            <text:p>47299,99176</text:p>
          </table:table-cell>
          <table:table-cell office:value-type="float" office:value="1365" calcext:value-type="float">
            <text:p>1365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399.99354" calcext:value-type="float">
            <text:p>47399,99354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1054" calcext:value-type="float">
            <text:p>47500,0105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599.99674" calcext:value-type="float">
            <text:p>47599,99674</text:p>
          </table:table-cell>
          <table:table-cell office:value-type="float" office:value="1363" calcext:value-type="float">
            <text:p>1363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699.9858" calcext:value-type="float">
            <text:p>47699,9858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799.98806" calcext:value-type="float">
            <text:p>47799,98806</text:p>
          </table:table-cell>
          <table:table-cell office:value-type="float" office:value="1365" calcext:value-type="float">
            <text:p>1365</text:p>
          </table:table-cell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899.9972" calcext:value-type="float">
            <text:p>47899,9972</text:p>
          </table:table-cell>
          <table:table-cell office:value-type="float" office:value="1348" calcext:value-type="float">
            <text:p>1348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7999.99112" calcext:value-type="float">
            <text:p>47999,99112</text:p>
          </table:table-cell>
          <table:table-cell office:value-type="float" office:value="1365" calcext:value-type="float">
            <text:p>1365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099.9825" calcext:value-type="float">
            <text:p>48099,9825</text:p>
          </table:table-cell>
          <table:table-cell office:value-type="float" office:value="1332" calcext:value-type="float">
            <text:p>1332</text:p>
          </table:table-cell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199.98386" calcext:value-type="float">
            <text:p>48199,9838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299.98494" calcext:value-type="float">
            <text:p>48299,98494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399.9868" calcext:value-type="float">
            <text:p>48399,9868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499.9819" calcext:value-type="float">
            <text:p>48499,9819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599.98518" calcext:value-type="float">
            <text:p>48599,98518</text:p>
          </table:table-cell>
          <table:table-cell office:value-type="float" office:value="1346" calcext:value-type="float">
            <text:p>1346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699.98764" calcext:value-type="float">
            <text:p>48699,98764</text:p>
          </table:table-cell>
          <table:table-cell office:value-type="float" office:value="1368" calcext:value-type="float">
            <text:p>1368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800.0223" calcext:value-type="float">
            <text:p>48800,0223</text:p>
          </table:table-cell>
          <table:table-cell office:value-type="float" office:value="1365" calcext:value-type="float">
            <text:p>1365</text:p>
          </table:table-cell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899.99868" calcext:value-type="float">
            <text:p>48899,99868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000.02662" calcext:value-type="float">
            <text:p>49000,02662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099.97796" calcext:value-type="float">
            <text:p>49099,97796</text:p>
          </table:table-cell>
          <table:table-cell office:value-type="float" office:value="1335" calcext:value-type="float">
            <text:p>133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199.99124" calcext:value-type="float">
            <text:p>49199,99124</text:p>
          </table:table-cell>
          <table:table-cell office:value-type="float" office:value="1365" calcext:value-type="float">
            <text:p>1365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300.06398" calcext:value-type="float">
            <text:p>49300,06398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400.0224" calcext:value-type="float">
            <text:p>49400,0224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0004" calcext:value-type="float">
            <text:p>49500,0000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599.99308" calcext:value-type="float">
            <text:p>49599,99308</text:p>
          </table:table-cell>
          <table:table-cell office:value-type="float" office:value="1348" calcext:value-type="float">
            <text:p>1348</text:p>
          </table:table-cell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699.98962" calcext:value-type="float">
            <text:p>49699,98962</text:p>
          </table:table-cell>
          <table:table-cell office:value-type="float" office:value="1365" calcext:value-type="float">
            <text:p>1365</text:p>
          </table:table-cell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799.98448" calcext:value-type="float">
            <text:p>49799,98448</text:p>
          </table:table-cell>
          <table:table-cell office:value-type="float" office:value="1365" calcext:value-type="float">
            <text:p>136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899.9903" calcext:value-type="float">
            <text:p>49899,9903</text:p>
          </table:table-cell>
          <table:table-cell office:value-type="float" office:value="1348" calcext:value-type="float">
            <text:p>1348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.05246" calcext:value-type="float">
            <text:p>50000,05246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0222" calcext:value-type="float">
            <text:p>50100,00222</text:p>
          </table:table-cell>
          <table:table-cell office:value-type="float" office:value="1365" calcext:value-type="float">
            <text:p>1365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8758" calcext:value-type="float">
            <text:p>50199,98758</text:p>
          </table:table-cell>
          <table:table-cell office:value-type="float" office:value="1364" calcext:value-type="float">
            <text:p>1364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299.98594" calcext:value-type="float">
            <text:p>50299,98594</text:p>
          </table:table-cell>
          <table:table-cell office:value-type="float" office:value="1378" calcext:value-type="float">
            <text:p>1378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399.98312" calcext:value-type="float">
            <text:p>50399,98312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499.9908" calcext:value-type="float">
            <text:p>50499,9908</text:p>
          </table:table-cell>
          <table:table-cell office:value-type="float" office:value="1365" calcext:value-type="float">
            <text:p>1365</text:p>
          </table:table-cell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2278" calcext:value-type="float">
            <text:p>50600,02278</text:p>
          </table:table-cell>
          <table:table-cell office:value-type="float" office:value="1378" calcext:value-type="float">
            <text:p>1378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699.99104" calcext:value-type="float">
            <text:p>50699,99104</text:p>
          </table:table-cell>
          <table:table-cell office:value-type="float" office:value="1368" calcext:value-type="float">
            <text:p>1368</text:p>
          </table:table-cell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800.00342" calcext:value-type="float">
            <text:p>50800,00342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0900.01234" calcext:value-type="float">
            <text:p>50900,01234</text:p>
          </table:table-cell>
          <table:table-cell office:value-type="float" office:value="1365" calcext:value-type="float">
            <text:p>1365</text:p>
          </table:table-cell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0999.9934" calcext:value-type="float">
            <text:p>50999,993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099.9827" calcext:value-type="float">
            <text:p>51099,9827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199.99506" calcext:value-type="float">
            <text:p>51199,99506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300.01154" calcext:value-type="float">
            <text:p>51300,01154</text:p>
          </table:table-cell>
          <table:table-cell office:value-type="float" office:value="1349" calcext:value-type="float">
            <text:p>1349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399.99998" calcext:value-type="float">
            <text:p>51399,99998</text:p>
          </table:table-cell>
          <table:table-cell office:value-type="float" office:value="1366" calcext:value-type="float">
            <text:p>1366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499.99232" calcext:value-type="float">
            <text:p>51499,99232</text:p>
          </table:table-cell>
          <table:table-cell office:value-type="float" office:value="1357" calcext:value-type="float">
            <text:p>1357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599.9873" calcext:value-type="float">
            <text:p>51599,9873</text:p>
          </table:table-cell>
          <table:table-cell office:value-type="float" office:value="1356" calcext:value-type="float">
            <text:p>1356</text:p>
          </table:table-cell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699.98028" calcext:value-type="float">
            <text:p>51699,98028</text:p>
          </table:table-cell>
          <table:table-cell office:value-type="float" office:value="1365" calcext:value-type="float">
            <text:p>1365</text:p>
          </table:table-cell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800.01394" calcext:value-type="float">
            <text:p>51800,01394</text:p>
          </table:table-cell>
          <table:table-cell office:value-type="float" office:value="1365" calcext:value-type="float">
            <text:p>1365</text:p>
          </table:table-cell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1899.9829" calcext:value-type="float">
            <text:p>51899,9829</text:p>
          </table:table-cell>
          <table:table-cell office:value-type="float" office:value="1365" calcext:value-type="float">
            <text:p>1365</text:p>
          </table:table-cell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999.98604" calcext:value-type="float">
            <text:p>51999,98604</text:p>
          </table:table-cell>
          <table:table-cell office:value-type="float" office:value="1364" calcext:value-type="float">
            <text:p>1364</text:p>
          </table:table-cell>
          <table:table-cell office:value-type="float" office:value="2801" calcext:value-type="float">
            <text:p>280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7:41.875043003</dc:date>
    <meta:editing-duration>PT4M3S</meta:editing-duration>
    <meta:editing-cycles>1</meta:editing-cycles>
    <meta:document-statistic meta:table-count="1" meta:cell-count="2060" meta:object-count="0"/>
    <meta:generator>LibreOffice/5.1.6.2$Linux_X86_64 LibreOffice_project/10m0$Build-2</meta:generator>
  </office:meta>
</office:document-meta>
</file>